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DEVIL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DEVIL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ttacks (4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ttacks (4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round (4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round (4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temptation (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triumph (4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ttacks (4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round (4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round (4:5-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round (4:5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temptation (4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triumph (4: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ttacks (4:1-1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round (4:1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round (4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rd round (4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ird round (4:8-10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emptation (4:8-9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iumph (4: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attacks (4:1-10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round (4:1-4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round (4:5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rd round (4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AND THE DEVIL (4:1-11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ttacks (4:1-1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ngels (4:1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MATTHEW 4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JESUS AND THE DEVIL (4:1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JESUS AND THE DESPERATE (4:12-17, 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AND THE DESPERATE (4:12-17, 23-25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the spiritually darkened (4:12-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the physically disabled (4:23-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MATTHEW 4<text:s text:c="1"/></text:span><text:span text:style-name="a603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AND THE DEVIL (4:1-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AND THE DESPERATE (4:12-17, 23-2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JESUS AND THE DISCIPLES (4:18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JESUS AND THE DISCIPLES (4:18-22):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Peter and Andrew (4:18-20)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Peter and Andrew (4:18-20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ishermen (4:1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ishers of men (4:19-20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AND THE DISCIPLES (4:18-22):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eter and Andrew (4:18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ames and John (4:21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ames and John (4:21-22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Repairing their nets (4: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enouncing their nets (4:2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JESUS AND THE DISCIPLES (4:18-22):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eter and Andrew (4:18-20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ames and John (4:21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MATTHEW 4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JESUS AND THE DEVIL (4:1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SUS AND THE DESPERATE (4:12-17, 23-25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JESUS AND THE DISCIPLES (4:18-2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4 </dc:title>
    <meta:initial-creator>David STRICKLAND</meta:initial-creator>
    <dc:creator>David STRICKLAND</dc:creator>
    <meta:creation-date>2020-02-22T19:30:34Z</meta:creation-date>
    <dc:date>2020-02-22T19:30:35Z</dc:date>
    <meta:template xlink:href="BibleStudy" xlink:type="simple"/>
    <meta:editing-cycles>1</meta:editing-cycles>
    <meta:editing-duration>PT0S</meta:editing-duration>
    <meta:document-statistic meta:paragraph-count="57" meta:word-count="364"/>
  </office:meta>
</office:document-meta>
</file>